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ch.getSession( String name , String host ,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ch.setKnownHosts( String knownHos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ch.addIdentity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